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list-style-name="">
      <style:paragraph-properties style:text-autospace="none"/>
    </style:style>
    <style:style style:name="T1" style:family="text">
      <style:text-properties fo:color="#000000" style:font-name="Segoe UI" fo:font-size="12pt" fo:font-weight="normal" style:font-name-asian="Segoe UI" style:font-size-asian="12pt" style:font-weight-asian="normal" style:font-name-complex="Segoe UI" style:font-size-complex="12pt" style:font-weight-complex="normal"/>
    </style:style>
    <style:style style:name="T2" style:family="text">
      <style:text-properties fo:color="#000000" style:font-name="Segoe UI" fo:font-size="12pt" fo:font-style="normal" style:text-underline-style="none" fo:font-weight="normal" style:font-name-asian="Segoe UI" style:font-size-asian="12pt" style:font-style-asian="normal" style:font-weight-asian="normal" style:font-name-complex="Segoe UI" style:font-size-complex="12pt" style:font-style-complex="normal" style:font-weight-complex="normal"/>
    </style:style>
    <style:style style:name="T3" style:family="text">
      <style:text-properties fo:color="#000000" style:font-name="Segoe UI" fo:font-size="18pt" fo:font-weight="normal" style:font-name-asian="Segoe UI" style:font-size-asian="18pt" style:font-weight-asian="normal" style:font-name-complex="Segoe UI" style:font-size-complex="18pt" style:font-weight-complex="normal"/>
    </style:style>
    <style:style style:name="T4" style:family="text">
      <style:text-properties fo:color="#000000" style:font-name="Segoe UI" fo:font-weight="normal" style:font-name-asian="Segoe UI" style:font-weight-asian="normal" style:font-name-complex="Segoe UI" style:font-weight-complex="normal"/>
    </style:style>
    <style:style style:name="T5" style:family="text">
      <style:text-properties fo:color="#000000" style:font-name="Segoe UI" fo:font-style="italic" fo:font-weight="normal" style:font-name-asian="Segoe UI" style:font-style-asian="italic" style:font-weight-asian="normal" style:font-name-complex="Segoe UI" style:font-style-complex="italic" style:font-weight-complex="normal"/>
    </style:style>
    <style:style style:name="T6" style:family="text">
      <style:text-properties fo:color="#000000" style:font-name="Segoe UI" fo:font-style="normal" fo:font-weight="normal" style:font-name-asian="Segoe UI" style:font-style-asian="normal" style:font-weight-asian="normal" style:font-name-complex="Segoe UI" style:font-style-complex="normal" style:font-weight-complex="normal"/>
    </style:style>
    <style:style style:name="T7" style:family="text">
      <style:text-properties fo:color="#000000" style:font-name="Segoe UI" fo:font-style="normal" style:text-underline-style="solid" style:text-underline-width="auto" style:text-underline-color="font-color" fo:font-weight="bold" style:font-name-asian="Segoe UI" style:font-style-asian="normal" style:font-weight-asian="bold" style:font-name-complex="Segoe UI" style:font-style-complex="normal" style:font-weight-complex="bold"/>
    </style:style>
    <style:style style:name="T8" style:family="text">
      <style:text-properties fo:color="#000000" style:font-name="Segoe UI" fo:font-style="normal" style:text-underline-style="none" fo:font-weight="normal" style:font-name-asian="Segoe UI" style:font-style-asian="normal" style:font-weight-asian="normal" style:font-name-complex="Segoe UI"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pray?</text:p>
      <text:p text:style-name="P1"/>
      <text:p text:style-name="P1">3 March 2026</text:p>
      <text:p text:style-name="P1"/>
      <text:p text:style-name="P1">There is a lot of talk these days about so called prayer and even linking so called prayer with er “feelings”. To be honest I want results not feelings. And is there a formula for always getting results in prayer? For me so prayer is a pretty hit and miss affair...and being honest more miss than hit. </text:p>
      <text:p text:style-name="P1">However my view is that God is perfect so there is no error in Him....and the Word of God is also perfect so there is no error there either......that only leaves Man. And Man is blatently not perfect if there is any unanswered prayer then the fault lies with Man and nowhere else. If the Bible teaches answered prayer and we seem to be getting no results then the fault lies not with God but with Man. </text:p>
      <text:p text:style-name="P1">The Bible does instruct people to pray</text:p>
      <text:p text:style-name="P1"/>
      <text:p text:style-name="P1"><text:span text:style-name="T1">Lu 18:1</text:span><text:span text:style-name="T4"> <text:s/>And he spake a parable unto them </text:span><text:span text:style-name="T5">to this end</text:span><text:span text:style-name="T6">, that </text:span><text:span text:style-name="T7">men</text:span><text:span text:style-name="T8"> </text:span><text:span text:style-name="T7">ought</text:span><text:span text:style-name="T8"> always to pray, and not to faint; (AV)</text:span></text:p>
      <text:p text:style-name="P1"><text:span text:style-name="T8"/></text:p>
      <text:p text:style-name="P1"><text:span text:style-name="T8">Finally got it. For some reason the AV version of the Bible disappeared from my Bible program. So if one believes in the God of the Bible and the Bible itself, then here one is instructed to pray. But I guess it is here assumed that the reader will know what prayer actually is. This I feel I a dangerous assumption. There seem to be countless people who claim to know God and get answered prayer....but of course they lie or are in error. Eg Ezekiel 13</text:span></text:p>
      <text:p text:style-name="P1"><text:span text:style-name="T8"/></text:p>
      <text:p text:style-name="P1"><text:span text:style-name="T2">2 </text:span><text:span text:style-name="T8"><text:s/>Son of man, prophesy against the prophets of Israel that prophesy, and say thou unto them that prophesy out of their </text:span><text:soft-page-break/><text:span text:style-name="T8">own hearts, Hear ye the word of the LORD;</text:span></text:p>
      <text:p text:style-name="P2"><text:span text:style-name="T1">3 </text:span><text:span text:style-name="T3"><text:s/>Thus saith the Lord GOD; Woe unto the foolish prophets, that follow their own spirit, and have seen nothing!</text:span></text:p>
      <text:p text:style-name="P2"><text:span text:style-name="T3"/></text:p>
      <text:p text:style-name="P2"><text:span text:style-name="T3">So most if not all of the so called teachers of prayer have got it wrong either deliberately or in plain error. For me the fact remains that the vast majority of prayers seem to go unanswered. Or if there seems to be a answer the so called answer can be attributed to causes than the Almighty. For me there seems to be only man's existential ac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3-03T14:51:10.66</meta:creation-date>
    <dc:date>2026-03-03T15:35:00</dc:date>
    <meta:editing-duration>PT43M53S</meta:editing-duration>
    <meta:editing-cycles>2</meta:editing-cycles>
    <meta:generator>OpenOffice/4.1.15$Win32 OpenOffice.org_project/4115m2$Build-9813</meta:generator>
    <meta:document-statistic meta:table-count="0" meta:image-count="0" meta:object-count="0" meta:page-count="2" meta:paragraph-count="10" meta:word-count="374" meta:character-count="1947"/>
  </office:meta>
</office:document-meta>
</file>